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echts</text:p>
          </table:table-cell>
          <table:table-cell table:style-name="ce3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 table:number-rows-repeated="1047829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</table:table>
      <table:named-expressions/>
      <table:database-ranges>
        <table:database-range table:name="__Anonymous_Sheet_DB__0" table:target-range-address="Schreibhand.A1:Schreibhand.C73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.00.0000</text:date>, <text:time style:data-style-name="N2" text:time-value="00:58:35.119903505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0.4$Linux_X86_64 LibreOffice_project/9a9c6381e3f7a62afc1329bd359cc48accb6435b</meta:generator>
    <meta:creation-date>2006-09-16T14:57:30</meta:creation-date>
    <dc:date>2021-09-08T00:59:26.861473856</dc:date>
    <meta:editing-cycles>444</meta:editing-cycles>
    <meta:editing-duration>PT19H52M8S</meta:editing-duration>
    <meta:document-statistic meta:table-count="2" meta:cell-count="1781" meta:object-count="0"/>
    <meta:user-defined meta:name="Info 1"/>
    <meta:user-defined meta:name="Info 2"/>
    <meta:user-defined meta:name="Info 3"/>
    <meta:user-defined meta:name="Info 4"/>
  </office:meta>
</office:document-meta>
</file>